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cm" svg:height="2.6cm" svg:x="5.7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17.7cm" svg:height="2.9cm" svg:x="1.3cm" svg:y="4.2cm">
          <text:p text:style-name="P1">Output “please enter total amount of a cas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17cm" svg:height="1.3cm" svg:x="1.6cm" svg:y="7.8cm">
          <text:p text:style-name="P1">Input ←“total_money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15.6cm" svg:height="9cm" svg:x="2.8cm" svg:y="10.2cm">
          <text:p text:style-name="P1">output1&lt;- total_money//20</text:p>
          <text:p text:style-name="P1">mod1&lt;- total_money%20</text:p>
          <text:p text:style-name="P1"/>
          <text:p text:style-name="P1">output2&lt;-mod1//10</text:p>
          <text:p text:style-name="P1">Mod2&lt;-mod1%10</text:p>
          <text:p text:style-name="P1"/>
          <text:p text:style-name="P1">Output3&lt;-mod2//5</text:p>
          <text:p text:style-name="P1">Mod3&lt;-mod2%5</text:p>
          <text:p text:style-name="P1"/>
          <text:p text:style-name="P1">Output4&lt;-mod3//2</text:p>
          <text:p text:style-name="P1">Output5&lt;-mod3%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2.8cm" svg:height="3.3cm" svg:x="-0.3cm" svg:y="20.4cm">
          <text:p text:style-name="P1">Output “answer is” +output1, ouput2, output3, output4, output5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14.9cm" svg:height="3.2cm" svg:x="3.8cm" svg:y="25.2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1" draw:layer="layout" svg:x1="10.4cm" svg:y1="3.6cm" svg:x2="10.1cm" svg:y2="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9T13:26:48.429000000</meta:creation-date>
    <dc:date>2014-09-19T14:18:32.472000000</dc:date>
    <meta:editing-duration>PT20M32S</meta:editing-duration>
    <meta:editing-cycles>1</meta:editing-cycles>
    <meta:document-statistic meta:object-count="7"/>
    <meta:generator>LibreOffice/4.2.5.2$Windows_x86 LibreOffice_project/61cb170a04bb1f12e77c884eab9192be736ec5f5</meta:generator>
  </office:meta>
</office:document-meta>
</file>